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xecutedInstructions_2" table:style-name="ta1">
        <table:shapes>
          <draw:frame draw:z-index="0" draw:style-name="gr1" draw:text-style-name="P1" svg:width="660.22pt" svg:height="361.9pt" svg:x="488.83pt" svg:y="1.16pt">
            <loext:p draw:notify-on-update-of-ranges="ExecutedInstructions_2.F1:ExecutedInstructions_2.F11 ExecutedInstructions_2.G1:ExecutedInstructions_2.G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ADD</text:p>
          </table:table-cell>
          <table:table-cell office:value-type="float" office:value="3901192" calcext:value-type="float">
            <text:p>3901192</text:p>
          </table:table-cell>
          <table:table-cell office:value-type="string" calcext:value-type="string">
            <text:p>ADD</text:p>
          </table:table-cell>
          <table:table-cell table:formula="of:=SUM([.B1:.B3])" office:value-type="float" office:value="349568185" calcext:value-type="float">
            <text:p>349568185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349568185" calcext:value-type="float">
            <text:p>349568185</text:p>
          </table:table-cell>
        </table:table-row>
        <table:table-row table:style-name="ro1">
          <table:table-cell office:value-type="string" calcext:value-type="string">
            <text:p>ADDIU</text:p>
          </table:table-cell>
          <table:table-cell office:value-type="float" office:value="170333808" calcext:value-type="float">
            <text:p>170333808</text:p>
          </table:table-cell>
          <table:table-cell table:number-columns-repeated="3"/>
          <table:table-cell office:value-type="string" calcext:value-type="string">
            <text:p>BRANCH</text:p>
          </table:table-cell>
          <table:table-cell office:value-type="float" office:value="907582001" calcext:value-type="float">
            <text:p>907582001</text:p>
          </table:table-cell>
        </table:table-row>
        <table:table-row table:style-name="ro1">
          <table:table-cell office:value-type="string" calcext:value-type="string">
            <text:p>ADDU</text:p>
          </table:table-cell>
          <table:table-cell office:value-type="float" office:value="175333185" calcext:value-type="float">
            <text:p>175333185</text:p>
          </table:table-cell>
          <table:table-cell table:number-columns-repeated="3"/>
          <table:table-cell office:value-type="string" calcext:value-type="string">
            <text:p>DIV</text:p>
          </table:table-cell>
          <table:table-cell office:value-type="float" office:value="9121981" calcext:value-type="float">
            <text:p>9121981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2806868" calcext:value-type="float">
            <text:p>2806868</text:p>
          </table:table-cell>
          <table:table-cell office:value-type="string" calcext:value-type="string">
            <text:p>lAND</text:p>
          </table:table-cell>
          <table:table-cell table:formula="of:=[.B4]+[.B5]" office:value-type="float" office:value="5561646" calcext:value-type="float">
            <text:p>5561646</text:p>
          </table:table-cell>
          <table:table-cell/>
          <table:table-cell office:value-type="string" calcext:value-type="string">
            <text:p>AND</text:p>
          </table:table-cell>
          <table:table-cell office:value-type="float" office:value="5561646" calcext:value-type="float">
            <text:p>5561646</text:p>
          </table:table-cell>
        </table:table-row>
        <table:table-row table:style-name="ro1">
          <table:table-cell office:value-type="string" calcext:value-type="string">
            <text:p>ANDI</text:p>
          </table:table-cell>
          <table:table-cell office:value-type="float" office:value="2754778" calcext:value-type="float">
            <text:p>2754778</text:p>
          </table:table-cell>
          <table:table-cell table:number-columns-repeated="3"/>
          <table:table-cell office:value-type="string" calcext:value-type="string">
            <text:p>LOAD</text:p>
          </table:table-cell>
          <table:table-cell office:value-type="float" office:value="176301265" calcext:value-type="float">
            <text:p>176301265</text:p>
          </table:table-cell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19529098" calcext:value-type="float">
            <text:p>19529098</text:p>
          </table:table-cell>
          <table:table-cell office:value-type="string" calcext:value-type="string">
            <text:p>BRANCH</text:p>
          </table:table-cell>
          <table:table-cell table:formula="of:=SUM([.B6:.B17])" office:value-type="float" office:value="907582001" calcext:value-type="float">
            <text:p>907582001</text:p>
          </table:table-cell>
          <table:table-cell/>
          <table:table-cell office:value-type="string" calcext:value-type="string">
            <text:p>MULT</text:p>
          </table:table-cell>
          <table:table-cell office:value-type="float" office:value="67578909" calcext:value-type="float">
            <text:p>67578909</text:p>
          </table:table-cell>
        </table:table-row>
        <table:table-row table:style-name="ro1">
          <table:table-cell office:value-type="string" calcext:value-type="string">
            <text:p>BEQZAL</text:p>
          </table:table-cell>
          <table:table-cell office:value-type="float" office:value="1916595" calcext:value-type="float">
            <text:p>1916595</text:p>
          </table:table-cell>
          <table:table-cell table:number-columns-repeated="3"/>
          <table:table-cell office:value-type="string" calcext:value-type="string">
            <text:p>SET</text:p>
          </table:table-cell>
          <table:table-cell office:value-type="float" office:value="63298010" calcext:value-type="float">
            <text:p>63298010</text:p>
          </table:table-cell>
        </table:table-row>
        <table:table-row table:style-name="ro1">
          <table:table-cell office:value-type="string" calcext:value-type="string">
            <text:p>BGEZ</text:p>
          </table:table-cell>
          <table:table-cell office:value-type="float" office:value="101531" calcext:value-type="float">
            <text:p>101531</text:p>
          </table:table-cell>
          <table:table-cell table:number-columns-repeated="3"/>
          <table:table-cell office:value-type="string" calcext:value-type="string">
            <text:p>SHIFT</text:p>
          </table:table-cell>
          <table:table-cell office:value-type="float" office:value="344808358" calcext:value-type="float">
            <text:p>344808358</text:p>
          </table:table-cell>
        </table:table-row>
        <table:table-row table:style-name="ro1">
          <table:table-cell office:value-type="string" calcext:value-type="string">
            <text:p>BGEZALL</text:p>
          </table:table-cell>
          <table:table-cell office:value-type="float" office:value="4333129" calcext:value-type="float">
            <text:p>4333129</text:p>
          </table:table-cell>
          <table:table-cell table:number-columns-repeated="3"/>
          <table:table-cell office:value-type="string" calcext:value-type="string">
            <text:p>STORE</text:p>
          </table:table-cell>
          <table:table-cell office:value-type="float" office:value="46763980" calcext:value-type="float">
            <text:p>46763980</text:p>
          </table:table-cell>
        </table:table-row>
        <table:table-row table:style-name="ro1">
          <table:table-cell office:value-type="string" calcext:value-type="string">
            <text:p>BGEZL</text:p>
          </table:table-cell>
          <table:table-cell office:value-type="float" office:value="167842937" calcext:value-type="float">
            <text:p>167842937</text:p>
          </table:table-cell>
          <table:table-cell table:number-columns-repeated="3"/>
          <table:table-cell office:value-type="string" calcext:value-type="string">
            <text:p>SUB</text:p>
          </table:table-cell>
          <table:table-cell office:value-type="float" office:value="25536478" calcext:value-type="float">
            <text:p>25536478</text:p>
          </table:table-cell>
        </table:table-row>
        <table:table-row table:style-name="ro1">
          <table:table-cell office:value-type="string" calcext:value-type="string">
            <text:p>BGTZ</text:p>
          </table:table-cell>
          <table:table-cell office:value-type="float" office:value="425913" calcext:value-type="float">
            <text:p>425913</text:p>
          </table:table-cell>
          <table:table-cell table:number-columns-repeated="3"/>
          <table:table-cell office:value-type="string" calcext:value-type="string">
            <text:p>XOR</text:p>
          </table:table-cell>
          <table:table-cell office:value-type="float" office:value="1154644" calcext:value-type="float">
            <text:p>1154644</text:p>
          </table:table-cell>
        </table:table-row>
        <table:table-row table:style-name="ro1">
          <table:table-cell office:value-type="string" calcext:value-type="string">
            <text:p>BLEZ</text:p>
          </table:table-cell>
          <table:table-cell office:value-type="float" office:value="679942" calcext:value-type="float">
            <text:p>6799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TZ</text:p>
          </table:table-cell>
          <table:table-cell office:value-type="float" office:value="376034239" calcext:value-type="float">
            <text:p>376034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TZAL</text:p>
          </table:table-cell>
          <table:table-cell office:value-type="float" office:value="2936614" calcext:value-type="float">
            <text:p>29366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TZALL</text:p>
          </table:table-cell>
          <table:table-cell office:value-type="float" office:value="3501403" calcext:value-type="float">
            <text:p>35014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TZL</text:p>
          </table:table-cell>
          <table:table-cell office:value-type="float" office:value="228816485" calcext:value-type="float">
            <text:p>2288164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101464115" calcext:value-type="float">
            <text:p>1014641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1257463" calcext:value-type="float">
            <text:p>12574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DDU</text:p>
          </table:table-cell>
          <table:table-cell office:value-type="float" office:value="309086" calcext:value-type="float">
            <text:p>3090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7933901" calcext:value-type="float">
            <text:p>7933901</text:p>
          </table:table-cell>
          <table:table-cell office:value-type="string" calcext:value-type="string">
            <text:p>DIV</text:p>
          </table:table-cell>
          <table:table-cell table:formula="of:=[.B20]+[.B21]" office:value-type="float" office:value="9121981" calcext:value-type="float">
            <text:p>91219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U</text:p>
          </table:table-cell>
          <table:table-cell office:value-type="float" office:value="1188080" calcext:value-type="float">
            <text:p>1188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2462175" calcext:value-type="float">
            <text:p>52462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L</text:p>
          </table:table-cell>
          <table:table-cell office:value-type="float" office:value="2619958" calcext:value-type="float">
            <text:p>2619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LR</text:p>
          </table:table-cell>
          <table:table-cell office:value-type="float" office:value="547893" calcext:value-type="float">
            <text:p>547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R</text:p>
          </table:table-cell>
          <table:table-cell office:value-type="float" office:value="9357849" calcext:value-type="float">
            <text:p>93578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</text:p>
          </table:table-cell>
          <table:table-cell office:value-type="float" office:value="1980664" calcext:value-type="float">
            <text:p>1980664</text:p>
          </table:table-cell>
          <table:table-cell office:value-type="string" calcext:value-type="string">
            <text:p>LOAD</text:p>
          </table:table-cell>
          <table:table-cell table:formula="of:=[.B26]+[.B29]+[.B27]+[.B28]+[.B30]+[.B31]" office:value-type="float" office:value="176301265" calcext:value-type="float">
            <text:p>176301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BU</text:p>
          </table:table-cell>
          <table:table-cell office:value-type="float" office:value="81604334" calcext:value-type="float">
            <text:p>816043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6605118" calcext:value-type="float">
            <text:p>66051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HU</text:p>
          </table:table-cell>
          <table:table-cell office:value-type="float" office:value="459919" calcext:value-type="float">
            <text:p>4599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I</text:p>
          </table:table-cell>
          <table:table-cell office:value-type="float" office:value="1063544" calcext:value-type="float">
            <text:p>10635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W</text:p>
          </table:table-cell>
          <table:table-cell office:value-type="float" office:value="84587686" calcext:value-type="float">
            <text:p>845876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FHI</text:p>
          </table:table-cell>
          <table:table-cell office:value-type="float" office:value="35231560" calcext:value-type="float">
            <text:p>352315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FLO</text:p>
          </table:table-cell>
          <table:table-cell office:value-type="float" office:value="71036937" calcext:value-type="float">
            <text:p>71036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N</text:p>
          </table:table-cell>
          <table:table-cell office:value-type="float" office:value="294233" calcext:value-type="float">
            <text:p>2942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Z</text:p>
          </table:table-cell>
          <table:table-cell office:value-type="float" office:value="1654993" calcext:value-type="float">
            <text:p>16549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THI</text:p>
          </table:table-cell>
          <table:table-cell office:value-type="float" office:value="1465934" calcext:value-type="float">
            <text:p>14659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TLO</text:p>
          </table:table-cell>
          <table:table-cell office:value-type="float" office:value="184100" calcext:value-type="float">
            <text:p>184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</text:p>
          </table:table-cell>
          <table:table-cell office:value-type="float" office:value="48542029" calcext:value-type="float">
            <text:p>48542029</text:p>
          </table:table-cell>
          <table:table-cell office:value-type="string" calcext:value-type="string">
            <text:p>MULT</text:p>
          </table:table-cell>
          <table:table-cell table:formula="of:=[.B38]+[.B39]" office:value-type="float" office:value="67578909" calcext:value-type="float">
            <text:p>67578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U</text:p>
          </table:table-cell>
          <table:table-cell office:value-type="float" office:value="19036880" calcext:value-type="float">
            <text:p>190368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498699" calcext:value-type="float">
            <text:p>49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2747419" calcext:value-type="float">
            <text:p>127474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</text:p>
          </table:table-cell>
          <table:table-cell office:value-type="float" office:value="489741" calcext:value-type="float">
            <text:p>4897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MM</text:p>
          </table:table-cell>
          <table:table-cell office:value-type="float" office:value="275745" calcext:value-type="float">
            <text:p>2757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1338186" calcext:value-type="float">
            <text:p>1338186</text:p>
          </table:table-cell>
          <table:table-cell office:value-type="string" calcext:value-type="string">
            <text:p>STORE</text:p>
          </table:table-cell>
          <table:table-cell table:formula="of:=[.B44]+[.B45]+[.B58]" office:value-type="float" office:value="46763980" calcext:value-type="float">
            <text:p>467639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</text:p>
          </table:table-cell>
          <table:table-cell office:value-type="float" office:value="139557" calcext:value-type="float">
            <text:p>139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L</text:p>
          </table:table-cell>
          <table:table-cell office:value-type="float" office:value="321942129" calcext:value-type="float">
            <text:p>321942129</text:p>
          </table:table-cell>
          <table:table-cell office:value-type="string" calcext:value-type="string">
            <text:p>SHIFT</text:p>
          </table:table-cell>
          <table:table-cell table:formula="of:=[.B46]+[.B54]+[.B52]" office:value-type="float" office:value="344808358" calcext:value-type="float">
            <text:p>344808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LV</text:p>
          </table:table-cell>
          <table:table-cell office:value-type="float" office:value="57139939" calcext:value-type="float">
            <text:p>571399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T</text:p>
          </table:table-cell>
          <table:table-cell office:value-type="float" office:value="6643501" calcext:value-type="float">
            <text:p>6643501</text:p>
          </table:table-cell>
          <table:table-cell office:value-type="string" calcext:value-type="string">
            <text:p>SET</text:p>
          </table:table-cell>
          <table:table-cell table:formula="of:=SUM([.B48:.B51])" office:value-type="float" office:value="63298010" calcext:value-type="float">
            <text:p>63298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TI</text:p>
          </table:table-cell>
          <table:table-cell office:value-type="float" office:value="338739" calcext:value-type="float">
            <text:p>3387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TIU</text:p>
          </table:table-cell>
          <table:table-cell office:value-type="float" office:value="746439" calcext:value-type="float">
            <text:p>7464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TU</text:p>
          </table:table-cell>
          <table:table-cell office:value-type="float" office:value="55569331" calcext:value-type="float">
            <text:p>555693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A</text:p>
          </table:table-cell>
          <table:table-cell office:value-type="float" office:value="4396791" calcext:value-type="float">
            <text:p>4396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AV</text:p>
          </table:table-cell>
          <table:table-cell office:value-type="float" office:value="866843" calcext:value-type="float">
            <text:p>8668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L</text:p>
          </table:table-cell>
          <table:table-cell office:value-type="float" office:value="18469438" calcext:value-type="float">
            <text:p>184694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LV</text:p>
          </table:table-cell>
          <table:table-cell office:value-type="float" office:value="1669800" calcext:value-type="float">
            <text:p>1669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60835" calcext:value-type="float">
            <text:p>60835</text:p>
          </table:table-cell>
          <table:table-cell office:value-type="string" calcext:value-type="string">
            <text:p>SUB</text:p>
          </table:table-cell>
          <table:table-cell table:formula="of:=[.B56]+[.B57]" office:value-type="float" office:value="25536478" calcext:value-type="float">
            <text:p>25536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U</text:p>
          </table:table-cell>
          <table:table-cell office:value-type="float" office:value="25475643" calcext:value-type="float">
            <text:p>254756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45286237" calcext:value-type="float">
            <text:p>452862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C</text:p>
          </table:table-cell>
          <table:table-cell office:value-type="float" office:value="376905" calcext:value-type="float">
            <text:p>3769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CALL</text:p>
          </table:table-cell>
          <table:table-cell office:value-type="float" office:value="6363295" calcext:value-type="float">
            <text:p>63632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Q</text:p>
          </table:table-cell>
          <table:table-cell office:value-type="float" office:value="1259929" calcext:value-type="float">
            <text:p>1259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QI</text:p>
          </table:table-cell>
          <table:table-cell office:value-type="float" office:value="4067981" calcext:value-type="float">
            <text:p>40679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GE</text:p>
          </table:table-cell>
          <table:table-cell office:value-type="float" office:value="6032646" calcext:value-type="float">
            <text:p>60326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GEI</text:p>
          </table:table-cell>
          <table:table-cell office:value-type="float" office:value="28584601" calcext:value-type="float">
            <text:p>28584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GEIU</text:p>
          </table:table-cell>
          <table:table-cell office:value-type="float" office:value="5944002" calcext:value-type="float">
            <text:p>59440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GEU</text:p>
          </table:table-cell>
          <table:table-cell office:value-type="float" office:value="24930934" calcext:value-type="float">
            <text:p>249309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T</text:p>
          </table:table-cell>
          <table:table-cell office:value-type="float" office:value="419196" calcext:value-type="float">
            <text:p>4191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TI</text:p>
          </table:table-cell>
          <table:table-cell office:value-type="float" office:value="61396923" calcext:value-type="float">
            <text:p>613969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TIU</text:p>
          </table:table-cell>
          <table:table-cell office:value-type="float" office:value="7870956" calcext:value-type="float">
            <text:p>78709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TU</text:p>
          </table:table-cell>
          <table:table-cell office:value-type="float" office:value="105496" calcext:value-type="float">
            <text:p>1054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NE</text:p>
          </table:table-cell>
          <table:table-cell office:value-type="float" office:value="731364" calcext:value-type="float">
            <text:p>7313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NEI</text:p>
          </table:table-cell>
          <table:table-cell office:value-type="float" office:value="8696435" calcext:value-type="float">
            <text:p>86964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092471" calcext:value-type="float">
            <text:p>1092471</text:p>
          </table:table-cell>
          <table:table-cell office:value-type="string" calcext:value-type="string">
            <text:p>XOR</text:p>
          </table:table-cell>
          <table:table-cell table:formula="of:=[.B73]+[.B74]" office:value-type="float" office:value="1154644" calcext:value-type="float">
            <text:p>11546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ORI</text:p>
          </table:table-cell>
          <table:table-cell office:value-type="float" office:value="62173" calcext:value-type="float">
            <text:p>62173</text:p>
          </table:table-cell>
          <table:table-cell table:number-columns-repeated="5"/>
        </table:table-row>
      </table:table>
      <table:table table:name="ExecutedInstructions" table:style-name="ta1">
        <table:shapes>
          <draw:frame draw:z-index="0" draw:style-name="gr1" draw:text-style-name="P1" svg:width="969.59pt" svg:height="366.69pt" svg:x="18.71pt" svg:y="3pt">
            <loext:p draw:notify-on-update-of-ranges="ExecutedInstructions.A1:ExecutedInstructions.A36 ExecutedInstructions.B1:ExecutedInstructions.B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69.59pt" svg:height="366.69pt" svg:x="22.96pt" svg:y="404.93pt">
            <loext:p draw:notify-on-update-of-ranges="ExecutedInstructions.A37:ExecutedInstructions.A74 ExecutedInstructions.B37:ExecutedInstructions.B7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DD</text:p>
          </table:table-cell>
          <table:table-cell office:value-type="float" office:value="3901192" calcext:value-type="float">
            <text:p>3901192</text:p>
          </table:table-cell>
        </table:table-row>
        <table:table-row table:style-name="ro1">
          <table:table-cell office:value-type="string" calcext:value-type="string">
            <text:p>ADDIU</text:p>
          </table:table-cell>
          <table:table-cell office:value-type="float" office:value="170333808" calcext:value-type="float">
            <text:p>170333808</text:p>
          </table:table-cell>
        </table:table-row>
        <table:table-row table:style-name="ro1">
          <table:table-cell office:value-type="string" calcext:value-type="string">
            <text:p>ADDU</text:p>
          </table:table-cell>
          <table:table-cell office:value-type="float" office:value="175333185" calcext:value-type="float">
            <text:p>175333185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2806868" calcext:value-type="float">
            <text:p>2806868</text:p>
          </table:table-cell>
        </table:table-row>
        <table:table-row table:style-name="ro1">
          <table:table-cell office:value-type="string" calcext:value-type="string">
            <text:p>ANDI</text:p>
          </table:table-cell>
          <table:table-cell office:value-type="float" office:value="2754778" calcext:value-type="float">
            <text:p>2754778</text:p>
          </table:table-cell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19529098" calcext:value-type="float">
            <text:p>19529098</text:p>
          </table:table-cell>
        </table:table-row>
        <table:table-row table:style-name="ro1">
          <table:table-cell office:value-type="string" calcext:value-type="string">
            <text:p>BEQZAL</text:p>
          </table:table-cell>
          <table:table-cell office:value-type="float" office:value="1916595" calcext:value-type="float">
            <text:p>1916595</text:p>
          </table:table-cell>
        </table:table-row>
        <table:table-row table:style-name="ro1">
          <table:table-cell office:value-type="string" calcext:value-type="string">
            <text:p>BGEZ</text:p>
          </table:table-cell>
          <table:table-cell office:value-type="float" office:value="101531" calcext:value-type="float">
            <text:p>101531</text:p>
          </table:table-cell>
        </table:table-row>
        <table:table-row table:style-name="ro1">
          <table:table-cell office:value-type="string" calcext:value-type="string">
            <text:p>BGEZALL</text:p>
          </table:table-cell>
          <table:table-cell office:value-type="float" office:value="4333129" calcext:value-type="float">
            <text:p>4333129</text:p>
          </table:table-cell>
        </table:table-row>
        <table:table-row table:style-name="ro1">
          <table:table-cell office:value-type="string" calcext:value-type="string">
            <text:p>BGEZL</text:p>
          </table:table-cell>
          <table:table-cell office:value-type="float" office:value="167842937" calcext:value-type="float">
            <text:p>167842937</text:p>
          </table:table-cell>
        </table:table-row>
        <table:table-row table:style-name="ro1">
          <table:table-cell office:value-type="string" calcext:value-type="string">
            <text:p>BGTZ</text:p>
          </table:table-cell>
          <table:table-cell office:value-type="float" office:value="425913" calcext:value-type="float">
            <text:p>425913</text:p>
          </table:table-cell>
        </table:table-row>
        <table:table-row table:style-name="ro1">
          <table:table-cell office:value-type="string" calcext:value-type="string">
            <text:p>BLEZ</text:p>
          </table:table-cell>
          <table:table-cell office:value-type="float" office:value="679942" calcext:value-type="float">
            <text:p>679942</text:p>
          </table:table-cell>
        </table:table-row>
        <table:table-row table:style-name="ro1">
          <table:table-cell office:value-type="string" calcext:value-type="string">
            <text:p>BLTZ</text:p>
          </table:table-cell>
          <table:table-cell office:value-type="float" office:value="376034239" calcext:value-type="float">
            <text:p>376034239</text:p>
          </table:table-cell>
        </table:table-row>
        <table:table-row table:style-name="ro1">
          <table:table-cell office:value-type="string" calcext:value-type="string">
            <text:p>BLTZAL</text:p>
          </table:table-cell>
          <table:table-cell office:value-type="float" office:value="2936614" calcext:value-type="float">
            <text:p>2936614</text:p>
          </table:table-cell>
        </table:table-row>
        <table:table-row table:style-name="ro1">
          <table:table-cell office:value-type="string" calcext:value-type="string">
            <text:p>BLTZALL</text:p>
          </table:table-cell>
          <table:table-cell office:value-type="float" office:value="3501403" calcext:value-type="float">
            <text:p>3501403</text:p>
          </table:table-cell>
        </table:table-row>
        <table:table-row table:style-name="ro1">
          <table:table-cell office:value-type="string" calcext:value-type="string">
            <text:p>BLTZL</text:p>
          </table:table-cell>
          <table:table-cell office:value-type="float" office:value="228816485" calcext:value-type="float">
            <text:p>228816485</text:p>
          </table:table-cell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101464115" calcext:value-type="float">
            <text:p>101464115</text:p>
          </table:table-cell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1257463" calcext:value-type="float">
            <text:p>1257463</text:p>
          </table:table-cell>
        </table:table-row>
        <table:table-row table:style-name="ro1">
          <table:table-cell office:value-type="string" calcext:value-type="string">
            <text:p>DADDU</text:p>
          </table:table-cell>
          <table:table-cell office:value-type="float" office:value="309086" calcext:value-type="float">
            <text:p>309086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7933901" calcext:value-type="float">
            <text:p>7933901</text:p>
          </table:table-cell>
        </table:table-row>
        <table:table-row table:style-name="ro1">
          <table:table-cell office:value-type="string" calcext:value-type="string">
            <text:p>DIVU</text:p>
          </table:table-cell>
          <table:table-cell office:value-type="float" office:value="1188080" calcext:value-type="float">
            <text:p>118808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2462175" calcext:value-type="float">
            <text:p>52462175</text:p>
          </table:table-cell>
        </table:table-row>
        <table:table-row table:style-name="ro1">
          <table:table-cell office:value-type="string" calcext:value-type="string">
            <text:p>JAL</text:p>
          </table:table-cell>
          <table:table-cell office:value-type="float" office:value="2619958" calcext:value-type="float">
            <text:p>2619958</text:p>
          </table:table-cell>
        </table:table-row>
        <table:table-row table:style-name="ro1">
          <table:table-cell office:value-type="string" calcext:value-type="string">
            <text:p>JALR</text:p>
          </table:table-cell>
          <table:table-cell office:value-type="float" office:value="547893" calcext:value-type="float">
            <text:p>547893</text:p>
          </table:table-cell>
        </table:table-row>
        <table:table-row table:style-name="ro1">
          <table:table-cell office:value-type="string" calcext:value-type="string">
            <text:p>JR</text:p>
          </table:table-cell>
          <table:table-cell office:value-type="float" office:value="9357849" calcext:value-type="float">
            <text:p>9357849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office:value-type="float" office:value="1980664" calcext:value-type="float">
            <text:p>1980664</text:p>
          </table:table-cell>
        </table:table-row>
        <table:table-row table:style-name="ro1">
          <table:table-cell office:value-type="string" calcext:value-type="string">
            <text:p>LBU</text:p>
          </table:table-cell>
          <table:table-cell office:value-type="float" office:value="81604334" calcext:value-type="float">
            <text:p>81604334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6605118" calcext:value-type="float">
            <text:p>6605118</text:p>
          </table:table-cell>
        </table:table-row>
        <table:table-row table:style-name="ro1">
          <table:table-cell office:value-type="string" calcext:value-type="string">
            <text:p>LHU</text:p>
          </table:table-cell>
          <table:table-cell office:value-type="float" office:value="459919" calcext:value-type="float">
            <text:p>459919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float" office:value="1063544" calcext:value-type="float">
            <text:p>1063544</text:p>
          </table:table-cell>
        </table:table-row>
        <table:table-row table:style-name="ro1">
          <table:table-cell office:value-type="string" calcext:value-type="string">
            <text:p>LW</text:p>
          </table:table-cell>
          <table:table-cell office:value-type="float" office:value="84587686" calcext:value-type="float">
            <text:p>84587686</text:p>
          </table:table-cell>
        </table:table-row>
        <table:table-row table:style-name="ro1">
          <table:table-cell office:value-type="string" calcext:value-type="string">
            <text:p>MFHI</text:p>
          </table:table-cell>
          <table:table-cell office:value-type="float" office:value="35231560" calcext:value-type="float">
            <text:p>35231560</text:p>
          </table:table-cell>
        </table:table-row>
        <table:table-row table:style-name="ro1">
          <table:table-cell office:value-type="string" calcext:value-type="string">
            <text:p>MFLO</text:p>
          </table:table-cell>
          <table:table-cell office:value-type="float" office:value="71036937" calcext:value-type="float">
            <text:p>71036937</text:p>
          </table:table-cell>
        </table:table-row>
        <table:table-row table:style-name="ro1">
          <table:table-cell office:value-type="string" calcext:value-type="string">
            <text:p>MOVN</text:p>
          </table:table-cell>
          <table:table-cell office:value-type="float" office:value="294233" calcext:value-type="float">
            <text:p>294233</text:p>
          </table:table-cell>
        </table:table-row>
        <table:table-row table:style-name="ro1">
          <table:table-cell office:value-type="string" calcext:value-type="string">
            <text:p>MOVZ</text:p>
          </table:table-cell>
          <table:table-cell office:value-type="float" office:value="1654993" calcext:value-type="float">
            <text:p>1654993</text:p>
          </table:table-cell>
        </table:table-row>
        <table:table-row table:style-name="ro1">
          <table:table-cell office:value-type="string" calcext:value-type="string">
            <text:p>MTHI</text:p>
          </table:table-cell>
          <table:table-cell office:value-type="float" office:value="1465934" calcext:value-type="float">
            <text:p>1465934</text:p>
          </table:table-cell>
        </table:table-row>
        <table:table-row table:style-name="ro1">
          <table:table-cell office:value-type="string" calcext:value-type="string">
            <text:p>MTLO</text:p>
          </table:table-cell>
          <table:table-cell office:value-type="float" office:value="184100" calcext:value-type="float">
            <text:p>184100</text:p>
          </table:table-cell>
        </table:table-row>
        <table:table-row table:style-name="ro1">
          <table:table-cell office:value-type="string" calcext:value-type="string">
            <text:p>MULT</text:p>
          </table:table-cell>
          <table:table-cell office:value-type="float" office:value="48542029" calcext:value-type="float">
            <text:p>48542029</text:p>
          </table:table-cell>
        </table:table-row>
        <table:table-row table:style-name="ro1">
          <table:table-cell office:value-type="string" calcext:value-type="string">
            <text:p>MULTU</text:p>
          </table:table-cell>
          <table:table-cell office:value-type="float" office:value="19036880" calcext:value-type="float">
            <text:p>19036880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498699" calcext:value-type="float">
            <text:p>498699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2747419" calcext:value-type="float">
            <text:p>12747419</text:p>
          </table:table-cell>
        </table:table-row>
        <table:table-row table:style-name="ro1">
          <table:table-cell office:value-type="string" calcext:value-type="string">
            <text:p>ORI</text:p>
          </table:table-cell>
          <table:table-cell office:value-type="float" office:value="489741" calcext:value-type="float">
            <text:p>489741</text:p>
          </table:table-cell>
        </table:table-row>
        <table:table-row table:style-name="ro1">
          <table:table-cell office:value-type="string" calcext:value-type="string">
            <text:p>REGIMM</text:p>
          </table:table-cell>
          <table:table-cell office:value-type="float" office:value="275745" calcext:value-type="float">
            <text:p>275745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1338186" calcext:value-type="float">
            <text:p>1338186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float" office:value="139557" calcext:value-type="float">
            <text:p>139557</text:p>
          </table:table-cell>
        </table:table-row>
        <table:table-row table:style-name="ro1">
          <table:table-cell office:value-type="string" calcext:value-type="string">
            <text:p>SLL</text:p>
          </table:table-cell>
          <table:table-cell office:value-type="float" office:value="321942129" calcext:value-type="float">
            <text:p>321942129</text:p>
          </table:table-cell>
        </table:table-row>
        <table:table-row table:style-name="ro1">
          <table:table-cell office:value-type="string" calcext:value-type="string">
            <text:p>SLLV</text:p>
          </table:table-cell>
          <table:table-cell office:value-type="float" office:value="57139939" calcext:value-type="float">
            <text:p>57139939</text:p>
          </table:table-cell>
        </table:table-row>
        <table:table-row table:style-name="ro1">
          <table:table-cell office:value-type="string" calcext:value-type="string">
            <text:p>SLT</text:p>
          </table:table-cell>
          <table:table-cell office:value-type="float" office:value="6643501" calcext:value-type="float">
            <text:p>6643501</text:p>
          </table:table-cell>
        </table:table-row>
        <table:table-row table:style-name="ro1">
          <table:table-cell office:value-type="string" calcext:value-type="string">
            <text:p>SLTI</text:p>
          </table:table-cell>
          <table:table-cell office:value-type="float" office:value="338739" calcext:value-type="float">
            <text:p>338739</text:p>
          </table:table-cell>
        </table:table-row>
        <table:table-row table:style-name="ro1">
          <table:table-cell office:value-type="string" calcext:value-type="string">
            <text:p>SLTIU</text:p>
          </table:table-cell>
          <table:table-cell office:value-type="float" office:value="746439" calcext:value-type="float">
            <text:p>746439</text:p>
          </table:table-cell>
        </table:table-row>
        <table:table-row table:style-name="ro1">
          <table:table-cell office:value-type="string" calcext:value-type="string">
            <text:p>SLTU</text:p>
          </table:table-cell>
          <table:table-cell office:value-type="float" office:value="55569331" calcext:value-type="float">
            <text:p>55569331</text:p>
          </table:table-cell>
        </table:table-row>
        <table:table-row table:style-name="ro1">
          <table:table-cell office:value-type="string" calcext:value-type="string">
            <text:p>SRA</text:p>
          </table:table-cell>
          <table:table-cell office:value-type="float" office:value="4396791" calcext:value-type="float">
            <text:p>4396791</text:p>
          </table:table-cell>
        </table:table-row>
        <table:table-row table:style-name="ro1">
          <table:table-cell office:value-type="string" calcext:value-type="string">
            <text:p>SRAV</text:p>
          </table:table-cell>
          <table:table-cell office:value-type="float" office:value="866843" calcext:value-type="float">
            <text:p>866843</text:p>
          </table:table-cell>
        </table:table-row>
        <table:table-row table:style-name="ro1">
          <table:table-cell office:value-type="string" calcext:value-type="string">
            <text:p>SRL</text:p>
          </table:table-cell>
          <table:table-cell office:value-type="float" office:value="18469438" calcext:value-type="float">
            <text:p>18469438</text:p>
          </table:table-cell>
        </table:table-row>
        <table:table-row table:style-name="ro1">
          <table:table-cell office:value-type="string" calcext:value-type="string">
            <text:p>SRLV</text:p>
          </table:table-cell>
          <table:table-cell office:value-type="float" office:value="1669800" calcext:value-type="float">
            <text:p>1669800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60835" calcext:value-type="float">
            <text:p>60835</text:p>
          </table:table-cell>
        </table:table-row>
        <table:table-row table:style-name="ro1">
          <table:table-cell office:value-type="string" calcext:value-type="string">
            <text:p>SUBU</text:p>
          </table:table-cell>
          <table:table-cell office:value-type="float" office:value="25475643" calcext:value-type="float">
            <text:p>25475643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45286237" calcext:value-type="float">
            <text:p>45286237</text:p>
          </table:table-cell>
        </table:table-row>
        <table:table-row table:style-name="ro1">
          <table:table-cell office:value-type="string" calcext:value-type="string">
            <text:p>SYNC</text:p>
          </table:table-cell>
          <table:table-cell office:value-type="float" office:value="376905" calcext:value-type="float">
            <text:p>376905</text:p>
          </table:table-cell>
        </table:table-row>
        <table:table-row table:style-name="ro1">
          <table:table-cell office:value-type="string" calcext:value-type="string">
            <text:p>SYSCALL</text:p>
          </table:table-cell>
          <table:table-cell office:value-type="float" office:value="6363295" calcext:value-type="float">
            <text:p>6363295</text:p>
          </table:table-cell>
        </table:table-row>
        <table:table-row table:style-name="ro1">
          <table:table-cell office:value-type="string" calcext:value-type="string">
            <text:p>TEQ</text:p>
          </table:table-cell>
          <table:table-cell office:value-type="float" office:value="1259929" calcext:value-type="float">
            <text:p>1259929</text:p>
          </table:table-cell>
        </table:table-row>
        <table:table-row table:style-name="ro1">
          <table:table-cell office:value-type="string" calcext:value-type="string">
            <text:p>TEQI</text:p>
          </table:table-cell>
          <table:table-cell office:value-type="float" office:value="4067981" calcext:value-type="float">
            <text:p>4067981</text:p>
          </table:table-cell>
        </table:table-row>
        <table:table-row table:style-name="ro1">
          <table:table-cell office:value-type="string" calcext:value-type="string">
            <text:p>TGE</text:p>
          </table:table-cell>
          <table:table-cell office:value-type="float" office:value="6032646" calcext:value-type="float">
            <text:p>6032646</text:p>
          </table:table-cell>
        </table:table-row>
        <table:table-row table:style-name="ro1">
          <table:table-cell office:value-type="string" calcext:value-type="string">
            <text:p>TGEI</text:p>
          </table:table-cell>
          <table:table-cell office:value-type="float" office:value="28584601" calcext:value-type="float">
            <text:p>28584601</text:p>
          </table:table-cell>
        </table:table-row>
        <table:table-row table:style-name="ro1">
          <table:table-cell office:value-type="string" calcext:value-type="string">
            <text:p>TGEIU</text:p>
          </table:table-cell>
          <table:table-cell office:value-type="float" office:value="5944002" calcext:value-type="float">
            <text:p>5944002</text:p>
          </table:table-cell>
        </table:table-row>
        <table:table-row table:style-name="ro1">
          <table:table-cell office:value-type="string" calcext:value-type="string">
            <text:p>TGEU</text:p>
          </table:table-cell>
          <table:table-cell office:value-type="float" office:value="24930934" calcext:value-type="float">
            <text:p>24930934</text:p>
          </table:table-cell>
        </table:table-row>
        <table:table-row table:style-name="ro1">
          <table:table-cell office:value-type="string" calcext:value-type="string">
            <text:p>TLT</text:p>
          </table:table-cell>
          <table:table-cell office:value-type="float" office:value="419196" calcext:value-type="float">
            <text:p>419196</text:p>
          </table:table-cell>
        </table:table-row>
        <table:table-row table:style-name="ro1">
          <table:table-cell office:value-type="string" calcext:value-type="string">
            <text:p>TLTI</text:p>
          </table:table-cell>
          <table:table-cell office:value-type="float" office:value="61396923" calcext:value-type="float">
            <text:p>61396923</text:p>
          </table:table-cell>
        </table:table-row>
        <table:table-row table:style-name="ro1">
          <table:table-cell office:value-type="string" calcext:value-type="string">
            <text:p>TLTIU</text:p>
          </table:table-cell>
          <table:table-cell office:value-type="float" office:value="7870956" calcext:value-type="float">
            <text:p>7870956</text:p>
          </table:table-cell>
        </table:table-row>
        <table:table-row table:style-name="ro1">
          <table:table-cell office:value-type="string" calcext:value-type="string">
            <text:p>TLTU</text:p>
          </table:table-cell>
          <table:table-cell office:value-type="float" office:value="105496" calcext:value-type="float">
            <text:p>105496</text:p>
          </table:table-cell>
        </table:table-row>
        <table:table-row table:style-name="ro1">
          <table:table-cell office:value-type="string" calcext:value-type="string">
            <text:p>TNE</text:p>
          </table:table-cell>
          <table:table-cell office:value-type="float" office:value="731364" calcext:value-type="float">
            <text:p>731364</text:p>
          </table:table-cell>
        </table:table-row>
        <table:table-row table:style-name="ro1">
          <table:table-cell office:value-type="string" calcext:value-type="string">
            <text:p>TNEI</text:p>
          </table:table-cell>
          <table:table-cell office:value-type="float" office:value="8696435" calcext:value-type="float">
            <text:p>8696435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092471" calcext:value-type="float">
            <text:p>1092471</text:p>
          </table:table-cell>
        </table:table-row>
        <table:table-row table:style-name="ro1">
          <table:table-cell office:value-type="string" calcext:value-type="string">
            <text:p>XORI</text:p>
          </table:table-cell>
          <table:table-cell office:value-type="float" office:value="62173" calcext:value-type="float">
            <text:p>62173</text:p>
          </table:table-cell>
        </table:table-row>
      </table:table>
      <table:named-expressions/>
      <table:database-ranges>
        <table:database-range table:name="__Anonymous_Sheet_DB__0" table:target-range-address="ExecutedInstructions_2.F1:ExecutedInstructions_2.G104857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ExecutedInstructions.A1:ExecutedInstructions.B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18:20:53.336797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dc:date>2017-05-18T18:49:34.999618177</dc:date>
    <meta:editing-duration>PT16M49S</meta:editing-duration>
    <meta:editing-cycles>3</meta:editing-cycles>
    <meta:document-statistic meta:table-count="2" meta:cell-count="34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5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4.206cm" svg:height="12.937cm" xlink:href=".." xlink:type="simple" chart:class="chart:bar" chart:style-name="ch1">
        <chart:title svg:x="13.382cm" svg:y="0.394cm" chart:style-name="ch2">
          <text:p>Instruction count (testbench _all) 1-2</text:p>
        </chart:title>
        <chart:plot-area chart:style-name="ch3" table:cell-range-address="ExecutedInstructions.A1:ExecutedInstructions.B36" chart:data-source-has-labels="column" svg:x="1.695cm" svg:y="1.431cm" svg:width="31.827cm" svg:height="10.267cm">
          <chartooo:coordinate-region svg:x="3.613cm" svg:y="1.431cm" svg:width="29.909cm" svg:height="8.434cm"/>
          <chart:axis chart:dimension="x" chart:name="primary-x" chart:style-name="ch4" chartooo:axis-type="auto">
            <chartooo:date-scale/>
            <chart:title svg:x="16.731cm" svg:y="11.956cm" chart:style-name="ch5">
              <text:p>Instructions</text:p>
            </chart:title>
            <chart:categories table:cell-range-address="ExecutedInstructions.A1:ExecutedInstructions.A36"/>
          </chart:axis>
          <chart:axis chart:dimension="y" chart:name="primary-y" chart:style-name="ch6">
            <chart:title svg:x="0.451cm" svg:y="7.799cm" chart:style-name="ch7">
              <text:p>Instruction count</text:p>
            </chart:title>
            <chart:grid chart:style-name="ch8" chart:class="major"/>
          </chart:axis>
          <chart:series chart:style-name="ch9" chart:values-cell-range-address="ExecutedInstructions.B1:ExecutedInstructions.B36" chart:class="chart:bar"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DD</text:p>
                <draw:g>
                  <svg:desc>ExecutedInstructions.A1:ExecutedInstructions.A36</svg:desc>
                </draw:g>
              </table:table-cell>
              <table:table-cell office:value-type="float" office:value="3901192">
                <text:p>3901192</text:p>
                <draw:g>
                  <svg:desc>ExecutedInstructions.B1:ExecutedInstructions.B36</svg:desc>
                </draw:g>
              </table:table-cell>
            </table:table-row>
            <table:table-row>
              <table:table-cell office:value-type="string">
                <text:p>ADDIU</text:p>
              </table:table-cell>
              <table:table-cell office:value-type="float" office:value="170333808">
                <text:p>170333808</text:p>
              </table:table-cell>
            </table:table-row>
            <table:table-row>
              <table:table-cell office:value-type="string">
                <text:p>ADDU</text:p>
              </table:table-cell>
              <table:table-cell office:value-type="float" office:value="175333185">
                <text:p>175333185</text:p>
              </table:table-cell>
            </table:table-row>
            <table:table-row>
              <table:table-cell office:value-type="string">
                <text:p>AND</text:p>
              </table:table-cell>
              <table:table-cell office:value-type="float" office:value="2806868">
                <text:p>2806868</text:p>
              </table:table-cell>
            </table:table-row>
            <table:table-row>
              <table:table-cell office:value-type="string">
                <text:p>ANDI</text:p>
              </table:table-cell>
              <table:table-cell office:value-type="float" office:value="2754778">
                <text:p>2754778</text:p>
              </table:table-cell>
            </table:table-row>
            <table:table-row>
              <table:table-cell office:value-type="string">
                <text:p>BEQ</text:p>
              </table:table-cell>
              <table:table-cell office:value-type="float" office:value="19529098">
                <text:p>19529098</text:p>
              </table:table-cell>
            </table:table-row>
            <table:table-row>
              <table:table-cell office:value-type="string">
                <text:p>BEQZAL</text:p>
              </table:table-cell>
              <table:table-cell office:value-type="float" office:value="1916595">
                <text:p>1916595</text:p>
              </table:table-cell>
            </table:table-row>
            <table:table-row>
              <table:table-cell office:value-type="string">
                <text:p>BGEZ</text:p>
              </table:table-cell>
              <table:table-cell office:value-type="float" office:value="101531">
                <text:p>101531</text:p>
              </table:table-cell>
            </table:table-row>
            <table:table-row>
              <table:table-cell office:value-type="string">
                <text:p>BGEZALL</text:p>
              </table:table-cell>
              <table:table-cell office:value-type="float" office:value="4333129">
                <text:p>4333129</text:p>
              </table:table-cell>
            </table:table-row>
            <table:table-row>
              <table:table-cell office:value-type="string">
                <text:p>BGEZL</text:p>
              </table:table-cell>
              <table:table-cell office:value-type="float" office:value="167842937">
                <text:p>167842937</text:p>
              </table:table-cell>
            </table:table-row>
            <table:table-row>
              <table:table-cell office:value-type="string">
                <text:p>BGTZ</text:p>
              </table:table-cell>
              <table:table-cell office:value-type="float" office:value="425913">
                <text:p>425913</text:p>
              </table:table-cell>
            </table:table-row>
            <table:table-row>
              <table:table-cell office:value-type="string">
                <text:p>BLEZ</text:p>
              </table:table-cell>
              <table:table-cell office:value-type="float" office:value="679942">
                <text:p>679942</text:p>
              </table:table-cell>
            </table:table-row>
            <table:table-row>
              <table:table-cell office:value-type="string">
                <text:p>BLTZ</text:p>
              </table:table-cell>
              <table:table-cell office:value-type="float" office:value="376034239">
                <text:p>376034239</text:p>
              </table:table-cell>
            </table:table-row>
            <table:table-row>
              <table:table-cell office:value-type="string">
                <text:p>BLTZAL</text:p>
              </table:table-cell>
              <table:table-cell office:value-type="float" office:value="2936614">
                <text:p>2936614</text:p>
              </table:table-cell>
            </table:table-row>
            <table:table-row>
              <table:table-cell office:value-type="string">
                <text:p>BLTZALL</text:p>
              </table:table-cell>
              <table:table-cell office:value-type="float" office:value="3501403">
                <text:p>3501403</text:p>
              </table:table-cell>
            </table:table-row>
            <table:table-row>
              <table:table-cell office:value-type="string">
                <text:p>BLTZL</text:p>
              </table:table-cell>
              <table:table-cell office:value-type="float" office:value="228816485">
                <text:p>228816485</text:p>
              </table:table-cell>
            </table:table-row>
            <table:table-row>
              <table:table-cell office:value-type="string">
                <text:p>BNE</text:p>
              </table:table-cell>
              <table:table-cell office:value-type="float" office:value="101464115">
                <text:p>101464115</text:p>
              </table:table-cell>
            </table:table-row>
            <table:table-row>
              <table:table-cell office:value-type="string">
                <text:p>BREAK</text:p>
              </table:table-cell>
              <table:table-cell office:value-type="float" office:value="1257463">
                <text:p>1257463</text:p>
              </table:table-cell>
            </table:table-row>
            <table:table-row>
              <table:table-cell office:value-type="string">
                <text:p>DADDU</text:p>
              </table:table-cell>
              <table:table-cell office:value-type="float" office:value="309086">
                <text:p>309086</text:p>
              </table:table-cell>
            </table:table-row>
            <table:table-row>
              <table:table-cell office:value-type="string">
                <text:p>DIV</text:p>
              </table:table-cell>
              <table:table-cell office:value-type="float" office:value="7933901">
                <text:p>7933901</text:p>
              </table:table-cell>
            </table:table-row>
            <table:table-row>
              <table:table-cell office:value-type="string">
                <text:p>DIVU</text:p>
              </table:table-cell>
              <table:table-cell office:value-type="float" office:value="1188080">
                <text:p>1188080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52462175">
                <text:p>52462175</text:p>
              </table:table-cell>
            </table:table-row>
            <table:table-row>
              <table:table-cell office:value-type="string">
                <text:p>JAL</text:p>
              </table:table-cell>
              <table:table-cell office:value-type="float" office:value="2619958">
                <text:p>2619958</text:p>
              </table:table-cell>
            </table:table-row>
            <table:table-row>
              <table:table-cell office:value-type="string">
                <text:p>JALR</text:p>
              </table:table-cell>
              <table:table-cell office:value-type="float" office:value="547893">
                <text:p>547893</text:p>
              </table:table-cell>
            </table:table-row>
            <table:table-row>
              <table:table-cell office:value-type="string">
                <text:p>JR</text:p>
              </table:table-cell>
              <table:table-cell office:value-type="float" office:value="9357849">
                <text:p>9357849</text:p>
              </table:table-cell>
            </table:table-row>
            <table:table-row>
              <table:table-cell office:value-type="string">
                <text:p>LB</text:p>
              </table:table-cell>
              <table:table-cell office:value-type="float" office:value="1980664">
                <text:p>1980664</text:p>
              </table:table-cell>
            </table:table-row>
            <table:table-row>
              <table:table-cell office:value-type="string">
                <text:p>LBU</text:p>
              </table:table-cell>
              <table:table-cell office:value-type="float" office:value="81604334">
                <text:p>81604334</text:p>
              </table:table-cell>
            </table:table-row>
            <table:table-row>
              <table:table-cell office:value-type="string">
                <text:p>LH</text:p>
              </table:table-cell>
              <table:table-cell office:value-type="float" office:value="6605118">
                <text:p>6605118</text:p>
              </table:table-cell>
            </table:table-row>
            <table:table-row>
              <table:table-cell office:value-type="string">
                <text:p>LHU</text:p>
              </table:table-cell>
              <table:table-cell office:value-type="float" office:value="459919">
                <text:p>459919</text:p>
              </table:table-cell>
            </table:table-row>
            <table:table-row>
              <table:table-cell office:value-type="string">
                <text:p>LUI</text:p>
              </table:table-cell>
              <table:table-cell office:value-type="float" office:value="1063544">
                <text:p>1063544</text:p>
              </table:table-cell>
            </table:table-row>
            <table:table-row>
              <table:table-cell office:value-type="string">
                <text:p>LW</text:p>
              </table:table-cell>
              <table:table-cell office:value-type="float" office:value="84587686">
                <text:p>84587686</text:p>
              </table:table-cell>
            </table:table-row>
            <table:table-row>
              <table:table-cell office:value-type="string">
                <text:p>MFHI</text:p>
              </table:table-cell>
              <table:table-cell office:value-type="float" office:value="35231560">
                <text:p>35231560</text:p>
              </table:table-cell>
            </table:table-row>
            <table:table-row>
              <table:table-cell office:value-type="string">
                <text:p>MFLO</text:p>
              </table:table-cell>
              <table:table-cell office:value-type="float" office:value="71036937">
                <text:p>71036937</text:p>
              </table:table-cell>
            </table:table-row>
            <table:table-row>
              <table:table-cell office:value-type="string">
                <text:p>MOVN</text:p>
              </table:table-cell>
              <table:table-cell office:value-type="float" office:value="294233">
                <text:p>294233</text:p>
              </table:table-cell>
            </table:table-row>
            <table:table-row>
              <table:table-cell office:value-type="string">
                <text:p>MOVZ</text:p>
              </table:table-cell>
              <table:table-cell office:value-type="float" office:value="1654993">
                <text:p>1654993</text:p>
              </table:table-cell>
            </table:table-row>
            <table:table-row>
              <table:table-cell office:value-type="string">
                <text:p>MTHI</text:p>
              </table:table-cell>
              <table:table-cell office:value-type="float" office:value="1465934">
                <text:p>14659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5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4.206cm" svg:height="12.937cm" xlink:href=".." xlink:type="simple" chart:class="chart:bar" chart:style-name="ch1">
        <chart:title svg:x="13.382cm" svg:y="0.394cm" chart:style-name="ch2">
          <text:p>Instruction count (testbench _all) 2-2</text:p>
        </chart:title>
        <chart:plot-area chart:style-name="ch3" table:cell-range-address="ExecutedInstructions.A37:ExecutedInstructions.B74" chart:data-source-has-labels="column" svg:x="1.695cm" svg:y="1.431cm" svg:width="31.827cm" svg:height="10.267cm">
          <chartooo:coordinate-region svg:x="3.613cm" svg:y="1.431cm" svg:width="29.909cm" svg:height="8.434cm"/>
          <chart:axis chart:dimension="x" chart:name="primary-x" chart:style-name="ch4" chartooo:axis-type="auto">
            <chartooo:date-scale/>
            <chart:title svg:x="16.731cm" svg:y="11.956cm" chart:style-name="ch5">
              <text:p>Instructions</text:p>
            </chart:title>
            <chart:categories table:cell-range-address="ExecutedInstructions.A37:ExecutedInstructions.A74"/>
          </chart:axis>
          <chart:axis chart:dimension="y" chart:name="primary-y" chart:style-name="ch6">
            <chart:title svg:x="0.451cm" svg:y="7.799cm" chart:style-name="ch7">
              <text:p>Instruction count</text:p>
            </chart:title>
            <chart:grid chart:style-name="ch8" chart:class="major"/>
          </chart:axis>
          <chart:series chart:style-name="ch9" chart:values-cell-range-address="ExecutedInstructions.B37:ExecutedInstructions.B74" chart:class="chart:bar">
            <chart:data-point chart:repeated="3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MTLO</text:p>
                <draw:g>
                  <svg:desc>ExecutedInstructions.A37:ExecutedInstructions.A74</svg:desc>
                </draw:g>
              </table:table-cell>
              <table:table-cell office:value-type="float" office:value="184100">
                <text:p>184100</text:p>
                <draw:g>
                  <svg:desc>ExecutedInstructions.B37:ExecutedInstructions.B74</svg:desc>
                </draw:g>
              </table:table-cell>
            </table:table-row>
            <table:table-row>
              <table:table-cell office:value-type="string">
                <text:p>MULT</text:p>
              </table:table-cell>
              <table:table-cell office:value-type="float" office:value="48542029">
                <text:p>48542029</text:p>
              </table:table-cell>
            </table:table-row>
            <table:table-row>
              <table:table-cell office:value-type="string">
                <text:p>MULTU</text:p>
              </table:table-cell>
              <table:table-cell office:value-type="float" office:value="19036880">
                <text:p>19036880</text:p>
              </table:table-cell>
            </table:table-row>
            <table:table-row>
              <table:table-cell office:value-type="string">
                <text:p>NOR</text:p>
              </table:table-cell>
              <table:table-cell office:value-type="float" office:value="498699">
                <text:p>498699</text:p>
              </table:table-cell>
            </table:table-row>
            <table:table-row>
              <table:table-cell office:value-type="string">
                <text:p>OR</text:p>
              </table:table-cell>
              <table:table-cell office:value-type="float" office:value="12747419">
                <text:p>12747419</text:p>
              </table:table-cell>
            </table:table-row>
            <table:table-row>
              <table:table-cell office:value-type="string">
                <text:p>ORI</text:p>
              </table:table-cell>
              <table:table-cell office:value-type="float" office:value="489741">
                <text:p>489741</text:p>
              </table:table-cell>
            </table:table-row>
            <table:table-row>
              <table:table-cell office:value-type="string">
                <text:p>REGIMM</text:p>
              </table:table-cell>
              <table:table-cell office:value-type="float" office:value="275745">
                <text:p>275745</text:p>
              </table:table-cell>
            </table:table-row>
            <table:table-row>
              <table:table-cell office:value-type="string">
                <text:p>SB</text:p>
              </table:table-cell>
              <table:table-cell office:value-type="float" office:value="1338186">
                <text:p>1338186</text:p>
              </table:table-cell>
            </table:table-row>
            <table:table-row>
              <table:table-cell office:value-type="string">
                <text:p>SH</text:p>
              </table:table-cell>
              <table:table-cell office:value-type="float" office:value="139557">
                <text:p>139557</text:p>
              </table:table-cell>
            </table:table-row>
            <table:table-row>
              <table:table-cell office:value-type="string">
                <text:p>SLL</text:p>
              </table:table-cell>
              <table:table-cell office:value-type="float" office:value="321942129">
                <text:p>321942129</text:p>
              </table:table-cell>
            </table:table-row>
            <table:table-row>
              <table:table-cell office:value-type="string">
                <text:p>SLLV</text:p>
              </table:table-cell>
              <table:table-cell office:value-type="float" office:value="57139939">
                <text:p>57139939</text:p>
              </table:table-cell>
            </table:table-row>
            <table:table-row>
              <table:table-cell office:value-type="string">
                <text:p>SLT</text:p>
              </table:table-cell>
              <table:table-cell office:value-type="float" office:value="6643501">
                <text:p>6643501</text:p>
              </table:table-cell>
            </table:table-row>
            <table:table-row>
              <table:table-cell office:value-type="string">
                <text:p>SLTI</text:p>
              </table:table-cell>
              <table:table-cell office:value-type="float" office:value="338739">
                <text:p>338739</text:p>
              </table:table-cell>
            </table:table-row>
            <table:table-row>
              <table:table-cell office:value-type="string">
                <text:p>SLTIU</text:p>
              </table:table-cell>
              <table:table-cell office:value-type="float" office:value="746439">
                <text:p>746439</text:p>
              </table:table-cell>
            </table:table-row>
            <table:table-row>
              <table:table-cell office:value-type="string">
                <text:p>SLTU</text:p>
              </table:table-cell>
              <table:table-cell office:value-type="float" office:value="55569331">
                <text:p>55569331</text:p>
              </table:table-cell>
            </table:table-row>
            <table:table-row>
              <table:table-cell office:value-type="string">
                <text:p>SRA</text:p>
              </table:table-cell>
              <table:table-cell office:value-type="float" office:value="4396791">
                <text:p>4396791</text:p>
              </table:table-cell>
            </table:table-row>
            <table:table-row>
              <table:table-cell office:value-type="string">
                <text:p>SRAV</text:p>
              </table:table-cell>
              <table:table-cell office:value-type="float" office:value="866843">
                <text:p>866843</text:p>
              </table:table-cell>
            </table:table-row>
            <table:table-row>
              <table:table-cell office:value-type="string">
                <text:p>SRL</text:p>
              </table:table-cell>
              <table:table-cell office:value-type="float" office:value="18469438">
                <text:p>18469438</text:p>
              </table:table-cell>
            </table:table-row>
            <table:table-row>
              <table:table-cell office:value-type="string">
                <text:p>SRLV</text:p>
              </table:table-cell>
              <table:table-cell office:value-type="float" office:value="1669800">
                <text:p>1669800</text:p>
              </table:table-cell>
            </table:table-row>
            <table:table-row>
              <table:table-cell office:value-type="string">
                <text:p>SUB</text:p>
              </table:table-cell>
              <table:table-cell office:value-type="float" office:value="60835">
                <text:p>60835</text:p>
              </table:table-cell>
            </table:table-row>
            <table:table-row>
              <table:table-cell office:value-type="string">
                <text:p>SUBU</text:p>
              </table:table-cell>
              <table:table-cell office:value-type="float" office:value="25475643">
                <text:p>25475643</text:p>
              </table:table-cell>
            </table:table-row>
            <table:table-row>
              <table:table-cell office:value-type="string">
                <text:p>SW</text:p>
              </table:table-cell>
              <table:table-cell office:value-type="float" office:value="45286237">
                <text:p>45286237</text:p>
              </table:table-cell>
            </table:table-row>
            <table:table-row>
              <table:table-cell office:value-type="string">
                <text:p>SYNC</text:p>
              </table:table-cell>
              <table:table-cell office:value-type="float" office:value="376905">
                <text:p>376905</text:p>
              </table:table-cell>
            </table:table-row>
            <table:table-row>
              <table:table-cell office:value-type="string">
                <text:p>SYSCALL</text:p>
              </table:table-cell>
              <table:table-cell office:value-type="float" office:value="6363295">
                <text:p>6363295</text:p>
              </table:table-cell>
            </table:table-row>
            <table:table-row>
              <table:table-cell office:value-type="string">
                <text:p>TEQ</text:p>
              </table:table-cell>
              <table:table-cell office:value-type="float" office:value="1259929">
                <text:p>1259929</text:p>
              </table:table-cell>
            </table:table-row>
            <table:table-row>
              <table:table-cell office:value-type="string">
                <text:p>TEQI</text:p>
              </table:table-cell>
              <table:table-cell office:value-type="float" office:value="4067981">
                <text:p>4067981</text:p>
              </table:table-cell>
            </table:table-row>
            <table:table-row>
              <table:table-cell office:value-type="string">
                <text:p>TGE</text:p>
              </table:table-cell>
              <table:table-cell office:value-type="float" office:value="6032646">
                <text:p>6032646</text:p>
              </table:table-cell>
            </table:table-row>
            <table:table-row>
              <table:table-cell office:value-type="string">
                <text:p>TGEI</text:p>
              </table:table-cell>
              <table:table-cell office:value-type="float" office:value="28584601">
                <text:p>28584601</text:p>
              </table:table-cell>
            </table:table-row>
            <table:table-row>
              <table:table-cell office:value-type="string">
                <text:p>TGEIU</text:p>
              </table:table-cell>
              <table:table-cell office:value-type="float" office:value="5944002">
                <text:p>5944002</text:p>
              </table:table-cell>
            </table:table-row>
            <table:table-row>
              <table:table-cell office:value-type="string">
                <text:p>TGEU</text:p>
              </table:table-cell>
              <table:table-cell office:value-type="float" office:value="24930934">
                <text:p>24930934</text:p>
              </table:table-cell>
            </table:table-row>
            <table:table-row>
              <table:table-cell office:value-type="string">
                <text:p>TLT</text:p>
              </table:table-cell>
              <table:table-cell office:value-type="float" office:value="419196">
                <text:p>419196</text:p>
              </table:table-cell>
            </table:table-row>
            <table:table-row>
              <table:table-cell office:value-type="string">
                <text:p>TLTI</text:p>
              </table:table-cell>
              <table:table-cell office:value-type="float" office:value="61396923">
                <text:p>61396923</text:p>
              </table:table-cell>
            </table:table-row>
            <table:table-row>
              <table:table-cell office:value-type="string">
                <text:p>TLTIU</text:p>
              </table:table-cell>
              <table:table-cell office:value-type="float" office:value="7870956">
                <text:p>7870956</text:p>
              </table:table-cell>
            </table:table-row>
            <table:table-row>
              <table:table-cell office:value-type="string">
                <text:p>TLTU</text:p>
              </table:table-cell>
              <table:table-cell office:value-type="float" office:value="105496">
                <text:p>105496</text:p>
              </table:table-cell>
            </table:table-row>
            <table:table-row>
              <table:table-cell office:value-type="string">
                <text:p>TNE</text:p>
              </table:table-cell>
              <table:table-cell office:value-type="float" office:value="731364">
                <text:p>731364</text:p>
              </table:table-cell>
            </table:table-row>
            <table:table-row>
              <table:table-cell office:value-type="string">
                <text:p>TNEI</text:p>
              </table:table-cell>
              <table:table-cell office:value-type="float" office:value="8696435">
                <text:p>8696435</text:p>
              </table:table-cell>
            </table:table-row>
            <table:table-row>
              <table:table-cell office:value-type="string">
                <text:p>XOR</text:p>
              </table:table-cell>
              <table:table-cell office:value-type="float" office:value="1092471">
                <text:p>1092471</text:p>
              </table:table-cell>
            </table:table-row>
            <table:table-row>
              <table:table-cell office:value-type="string">
                <text:p>XORI</text:p>
              </table:table-cell>
              <table:table-cell office:value-type="float" office:value="62173">
                <text:p>621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10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292cm" svg:height="12.768cm" xlink:href=".." xlink:type="simple" chart:class="chart:bar" chart:style-name="ch1">
        <chart:title svg:x="8.758cm" svg:y="0.391cm" chart:style-name="ch2">
          <text:p>Instruction count (summary)</text:p>
        </chart:title>
        <chart:plot-area chart:style-name="ch3" table:cell-range-address="ExecutedInstructions_2.F1:ExecutedInstructions_2.G11" chart:data-source-has-labels="column" svg:x="1.476cm" svg:y="1.425cm" svg:width="21.351cm" svg:height="10.107cm">
          <chartooo:coordinate-region svg:x="3.579cm" svg:y="1.625cm" svg:width="19.248cm" svg:height="9.26cm"/>
          <chart:axis chart:dimension="x" chart:name="primary-x" chart:style-name="ch4" chartooo:axis-type="auto">
            <chartooo:date-scale/>
            <chart:title svg:x="11.353cm" svg:y="11.787cm" chart:style-name="ch5">
              <text:p>Instruction</text:p>
            </chart:title>
            <chart:categories table:cell-range-address="ExecutedInstructions_2.F1:ExecutedInstructions_2.F11"/>
          </chart:axis>
          <chart:axis chart:dimension="y" chart:name="primary-y" chart:style-name="ch6">
            <chart:title svg:x="0.451cm" svg:y="6.972cm" chart:style-name="ch7">
              <text:p>Count</text:p>
            </chart:title>
            <chart:grid chart:style-name="ch8" chart:class="major"/>
          </chart:axis>
          <chart:series chart:style-name="ch9" chart:values-cell-range-address="ExecutedInstructions_2.G1:ExecutedInstructions_2.G1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ADD</text:p>
                <draw:g>
                  <svg:desc>ExecutedInstructions_2.F1:ExecutedInstructions_2.F11</svg:desc>
                </draw:g>
              </table:table-cell>
              <table:table-cell office:value-type="float" office:value="349568185">
                <text:p>349568185</text:p>
                <draw:g>
                  <svg:desc>ExecutedInstructions_2.G1:ExecutedInstructions_2.G11</svg:desc>
                </draw:g>
              </table:table-cell>
            </table:table-row>
            <table:table-row>
              <table:table-cell office:value-type="string">
                <text:p>BRANCH</text:p>
              </table:table-cell>
              <table:table-cell office:value-type="float" office:value="907582001">
                <text:p>907582001</text:p>
              </table:table-cell>
            </table:table-row>
            <table:table-row>
              <table:table-cell office:value-type="string">
                <text:p>DIV</text:p>
              </table:table-cell>
              <table:table-cell office:value-type="float" office:value="9121981">
                <text:p>9121981</text:p>
              </table:table-cell>
            </table:table-row>
            <table:table-row>
              <table:table-cell office:value-type="string">
                <text:p>AND</text:p>
              </table:table-cell>
              <table:table-cell office:value-type="float" office:value="5561646">
                <text:p>5561646</text:p>
              </table:table-cell>
            </table:table-row>
            <table:table-row>
              <table:table-cell office:value-type="string">
                <text:p>LOAD</text:p>
              </table:table-cell>
              <table:table-cell office:value-type="float" office:value="176301265">
                <text:p>176301265</text:p>
              </table:table-cell>
            </table:table-row>
            <table:table-row>
              <table:table-cell office:value-type="string">
                <text:p>MULT</text:p>
              </table:table-cell>
              <table:table-cell office:value-type="float" office:value="67578909">
                <text:p>67578909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63298010">
                <text:p>63298010</text:p>
              </table:table-cell>
            </table:table-row>
            <table:table-row>
              <table:table-cell office:value-type="string">
                <text:p>SHIFT</text:p>
              </table:table-cell>
              <table:table-cell office:value-type="float" office:value="344808358">
                <text:p>344808358</text:p>
              </table:table-cell>
            </table:table-row>
            <table:table-row>
              <table:table-cell office:value-type="string">
                <text:p>STORE</text:p>
              </table:table-cell>
              <table:table-cell office:value-type="float" office:value="46763980">
                <text:p>46763980</text:p>
              </table:table-cell>
            </table:table-row>
            <table:table-row>
              <table:table-cell office:value-type="string">
                <text:p>SUB</text:p>
              </table:table-cell>
              <table:table-cell office:value-type="float" office:value="25536478">
                <text:p>25536478</text:p>
              </table:table-cell>
            </table:table-row>
            <table:table-row>
              <table:table-cell office:value-type="string">
                <text:p>XOR</text:p>
              </table:table-cell>
              <table:table-cell office:value-type="float" office:value="1154644">
                <text:p>11546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